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solid" draw:fill-color="#bf0041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ffff" loext:opacity="100%" fo:font-weight="normal" style:font-weight-asian="normal" style:font-weight-complex="normal"/>
    </style:style>
    <style:style style:name="gr1" style:family="graphic">
      <style:graphic-properties draw:stroke="none" svg:stroke-color="#000000" draw:fill="solid" draw:fill-color="#bf0041" fo:min-height="3.5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bf0041" fo:min-height="2.9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Quadro de texto 1" draw:style-name="gr2" draw:text-style-name="P2" svg:width="4.343cm" svg:height="3.41cm" svg:x="-0.407cm" svg:y="-0.273cm"><draw:text-box><text:p text:style-name="P1"><text:span text:style-name="T3">Índex.js</text:span></text:p><text:p><text:span text:style-name="T5">Vai armazenar</text:span></text:p><text:p>&lt;BrowserRouter&gt;</text:p><text:p>&lt;App /&gt;</text:p><text:p>&lt;BrowserRouter&gt;</text:p><text:p/><text:p/></draw:text-box></draw:frame><draw:frame text:anchor-type="paragraph" draw:z-index="1" draw:name="Quadro de texto 2" draw:style-name="gr2" draw:text-style-name="P2" svg:width="4.343cm" svg:height="2.955cm" svg:x="5.038cm" svg:y="0.012cm"><draw:text-box><text:p text:style-name="P1"><text:span text:style-name="T3">App</text:span></text:p><text:p text:style-name="P3"><text:span text:style-name="T2">Armazenar nossas rotas</text:span></text:p><text:p text:style-name="P3"><text:span text:style-name="T2">&lt;Switch&gt;</text:span></text:p><text:p text:style-name="P3"><text:span text:style-name="T4">&lt;Route path’/’ component {}</text:span></text:p><text:p text:style-name="P3"><text:span text:style-name="T2">&lt;Switch&gt;</text:span></text:p><text:p/></draw:text-box></draw:frame><draw:frame text:anchor-type="paragraph" draw:z-index="2" draw:name="Quadro de texto 3" draw:style-name="gr2" draw:text-style-name="P2" svg:width="4.343cm" svg:height="2.955cm" svg:x="10.174cm" svg:y="-0.208cm"><draw:text-box><text:p text:style-name="P1"><text:span text:style-name="T3">Rota ’ / ’</text:span></text:p><text:p text:style-name="P1"><text:span text:style-name="T3">Vai armazenar nosso state, e será criado a abertura do site nela</text:span></text:p><text:p/><text:p/></draw:text-box></draw:frame><draw:frame text:anchor-type="paragraph" draw:z-index="3" draw:name="Quadro de texto 4" draw:style-name="gr1" draw:text-style-name="P2" svg:width="4.522cm" svg:height="5.845cm" svg:x="-0.452cm" svg:y="3.761cm"><draw:text-box><text:p text:style-name="P1"><text:span text:style-name="T1">Props</text:span></text:p><text:p text:style-name="P1"><text:span text:style-name="T2">As props podem ser passadas DE PAI PARA FILHO.</text:span></text:p><text:p text:style-name="P1"><text:span text:style-name="T2">Ela armazena:</text:span></text:p><text:p text:style-name="P1"><text:span text:style-name="T2"/></text:p><text:p text:style-name="P1"><text:span text:style-name="T2">Render() {</text:span></text:p><text:p text:style-name="P1"><text:span text:style-name="T2">Return (</text:span></text:p><text:p text:style-name="P1"><text:span text:style-name="T2">HTML</text:span></text:p><text:p text:style-name="P1"><text:span text:style-name="T2">)</text:span></text:p><text:p/><text:p/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21:08:44.494764134</meta:creation-date>
    <dc:date>2022-09-27T21:24:37.677894311</dc:date>
    <meta:editing-duration>PT5M4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